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ke sure to insert suitable records in the table, such that there exists at least 2 records for</text:p>
      <text:p text:style-name="Standard">each query.</text:p>
      <text:p text:style-name="Standard"/>
      <text:p text:style-name="Standard">1. Retrieve the names of all instructors who teach at least one course in the 'Computer</text:p>
      <text:p text:style-name="Standard">Science' department.</text:p>
      <text:p text:style-name="Standard"/>
      <text:p text:style-name="Standard"/>
      <text:p text:style-name="Standard"/>
      <text:p text:style-name="Standard"/>
      <text:p text:style-name="Standard">2. List all students who have taken at least one course in 'Fall' and 'Spring' semesters in</text:p>
      <text:p text:style-name="Standard">the same year.</text:p>
      <text:p text:style-name="Standard">3. Find all classrooms that have a capacity of more than 100 but are not assigned to any</text:p>
      <text:p text:style-name="Standard">section.</text:p>
      <text:p text:style-name="Standard">4. Display all courses along with their prerequisites, including courses that have no</text:p>
      <text:p text:style-name="Standard">prerequisites.</text:p>
      <text:p text:style-name="Standard">5. Retrieve the list of instructors who have never taught a course.</text:p>
      <text:p text:style-name="Standard">6. Find the total budget allocated to all departments that have at least one instructor</text:p>
      <text:p text:style-name="Standard">earning more than ₹100,000.</text:p>
      <text:p text:style-name="Standard">7. Find the average salary of instructors grouped by department but only include</text:p>
      <text:p text:style-name="Standard">departments with more than 5 instructors.</text:p>
      <text:p text:style-name="Standard">8. Find the total number of students enrolled in each course for every semester, and sort by</text:p>
      <text:p text:style-name="Standard">semester and number of students (descending).</text:p>
      <text:p text:style-name="Standard">9. Determine which department has the highest average course credit.</text:p>
      <text:p text:style-name="Standard">10. Find the top 3 courses with the most students enrolled across all semesters.</text:p>
      <text:p text:style-name="Standard">11. Find all students who have taken every course taught by the instructor 'John Doe'.</text:p>
      <text:p text:style-name="Standard">12. Retrieve the names of students who have the same name as their advisor.</text:p>
      <text:p text:style-name="Standard">13. Find all instructors who have taught at least one course that they did not belong to the</text:p>
      <text:p text:style-name="Standard">department of.</text:p>
      <text:p text:style-name="Standard">14. List all students who have taken a course in a classroom that has a capacity less than</text:p>
      <text:p text:style-name="Standard">the number of students enrolled.</text:p>
      <text:p text:style-name="Standard">15. Find students who have taken every course offered by their department.</text:p>
      <text:p text:style-name="Standard">16. Identify the department(s) with the largest number of distinct courses offered.</text:p>
      <text:p text:style-name="Standard">17. Find students who have taken a course but have not received a grade.</text:p>
      <text:p text:style-name="Standard">18. Retrieve the details of instructors who have the exact same salary as another instructor.</text:p>
      <text:p text:style-name="Standard">19. Identify all courses that have prerequisites, but the prerequisite itself has no prerequisite.</text:p>
      <text:p text:style-name="Standard">20. Find all students who have taken courses in every semester (Fall, Winter, Spring,</text:p>
      <text:p text:style-name="Standard">Summer) at least once.</text:p>
      <text:p text:style-name="Standard">21. Find all prerequisite chains for a given course (i.e., if A is a prerequisite for B, and B is a</text:p>
      <text:p text:style-name="Standard">prerequisite for C, return A → B → C).</text:p>
      <text:p text:style-name="Standard">22. List all courses that have at least two levels of prerequisites (i.e., a prerequisite has</text:p>
      <text:p text:style-name="Standard">another prerequisite).</text:p>
      <text:p text:style-name="Standard">23. Find the shortest prerequisite chain for any course that eventually leads to a specific</text:p>
      <text:p text:style-name="Standard">course, say 'CS101'.</text:p>
      <text:p text:style-name="Standard">24. Identify students who have taken a course whose prerequisite they have never taken.</text:p>
      <text:p text:style-name="Standard">25. Find all instructors who have taught a course that has another course as a prerequis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5T14:46:37.823308411</meta:creation-date>
    <meta:generator>LibreOffice/6.4.7.2$Linux_X86_64 LibreOffice_project/40$Build-2</meta:generator>
    <dc:date>2025-03-25T14:48:59.767214579</dc:date>
    <meta:editing-duration>PT53S</meta:editing-duration>
    <meta:editing-cycles>2</meta:editing-cycles>
    <meta:document-statistic meta:table-count="0" meta:image-count="0" meta:object-count="0" meta:page-count="1" meta:paragraph-count="40" meta:word-count="441" meta:character-count="2559" meta:non-whitespace-character-count="2158"/>
  </office:meta>
</office:document-meta>
</file>